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50a" officeooo:paragraph-rsid="000b85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b850a" officeooo:paragraph-rsid="000b850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37182" officeooo:paragraph-rsid="0023718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37182" officeooo:paragraph-rsid="0023718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7182" officeooo:paragraph-rsid="0023718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237182" officeooo:paragraph-rsid="00237182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5e588" officeooo:paragraph-rsid="0035e58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740" officeooo:paragraph-rsid="0037274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a0a6" officeooo:paragraph-rsid="0038a0a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aaa5" officeooo:paragraph-rsid="0038aaa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7b92" officeooo:paragraph-rsid="003a7b9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b187" officeooo:paragraph-rsid="003ab18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7655" officeooo:paragraph-rsid="003b765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38d" officeooo:paragraph-rsid="003cf3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37182" officeooo:paragraph-rsid="0035e588" style:font-size-asian="14pt" style:font-weight-asian="bold" style:font-size-complex="16pt" style:font-weight-complex="bold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35e588" style:font-size-asian="14pt" style:font-weight-asian="bold" style:font-size-complex="16pt" style:font-weight-complex="bold"/>
    </style:style>
    <style:style style:name="T3" style:family="text">
      <style:text-properties officeooo:rsid="0035e588"/>
    </style:style>
    <style:style style:name="T4" style:family="text">
      <style:text-properties officeooo:rsid="003d36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port </text:span><text:span text:style-name="T2">5</text:span><text:span text:style-name="T1">.</text:span></text:p>
      <text:p text:style-name="P2"/>
      <text:p text:style-name="P4">1.</text:p>
      <text:p text:style-name="P3"/>
      <text:p text:style-name="P5">Przeanalizowano wspomniane dokumenty.</text:p>
      <text:p text:style-name="P6"/>
      <text:p text:style-name="P15">2.</text:p>
      <text:p text:style-name="P15"/>
      <text:p text:style-name="P15"/>
      <text:p text:style-name="P15"><text:span text:style-name="T3">3.</text:span></text:p>
      <text:p text:style-name="P15"/>
      <text:p text:style-name="P8">Skonfigurowano klienta pocztowego. Założono nowe konto na gmail.com.</text:p>
      <text:p text:style-name="P15"/>
      <text:p text:style-name="P15"><text:span text:style-name="T3">4.</text:span></text:p>
      <text:p text:style-name="P15"/>
      <text:p text:style-name="P15"/>
      <text:p text:style-name="P15"><text:span text:style-name="T3">5., 6.</text:span></text:p>
      <text:p text:style-name="P15"/>
      <text:p text:style-name="P9">Wiadomości otrzymywane z innego adresu e-mail są wczytywane do specjalnie utworzonego katalogu.</text:p>
      <text:p text:style-name="P15"/>
      <text:p text:style-name="P15"><text:span text:style-name="T3">7.</text:span></text:p>
      <text:p text:style-name="P15"/>
      <text:p text:style-name="P10">Zbudowano filtr przesyłający wiadomość dalej.</text:p>
      <text:p text:style-name="P15"/>
      <text:p text:style-name="P15"><text:span text:style-name="T3">8.</text:span></text:p>
      <text:p text:style-name="P15"/>
      <text:p text:style-name="P11">W konfiguracji istnieje możliwość ustawienia powiadomienia o nieobecności oraz automatycznego podpisywania wiadomości razem z wieloma innymi opcjami.</text:p>
      <text:p text:style-name="P15"/>
      <text:p text:style-name="P15"><text:span text:style-name="T3">9.</text:span></text:p>
      <text:p text:style-name="P15"/>
      <text:p text:style-name="P12">Przesłano wspomniane różne rodzaje pliku jako załącznik.</text:p>
      <text:p text:style-name="P15"/>
      <text:p text:style-name="P15"><text:span text:style-name="T3">10.</text:span></text:p>
      <text:p text:style-name="P15"/>
      <text:p text:style-name="P13">Nagłówki nie zmieniają się dla różnych zawartości przesyłki.</text:p>
      <text:p text:style-name="P15"/>
      <text:p text:style-name="P15"><text:span text:style-name="T3">11.</text:span></text:p>
      <text:p text:style-name="P15"/>
      <text:p text:style-name="P14">Wiadomość z załącznikiem waży więcej niż sam załącznik. Są bowiem przesyłane dodatkowe informacje, np. <text:span text:style-name="T4">o </text:span>nadawc<text:span text:style-name="T4">y</text:span> i odbiorc<text:span text:style-name="T4">y</text:span>.</text:p>
      <text:p text:style-name="P15"><text:soft-page-break/></text:p>
      <text:p text:style-name="P15"><text:span text:style-name="T3">12.</text:span></text:p>
      <text:p text:style-name="P7"/>
      <text:p text:style-name="P7">Protokół POP3 (Post Office Protocol 3) jest przeznaczony do pracy "offline". Po połączeniu z serwerem cała nieprzeczytana korespondencja wraz z załącznikami transmitowana jest ze skrzynki pocztowej na serwerze do foldera na komputerze lokalnym. W protokole IMAP cała poczta przechowywana jest na serwerze w skrzynce pocztowej i w dodatkowych folderach pocztowych. Po połączeniu z serwerem na komputer lokalny transmitowane są jedynie same nagłówki wiadomości. Wadą protokołu IMAP jest natomiast konieczność utrzymywania stałego połączenia z Internetem podczas obsługi poczty oraz trochę większa złożoność jego konfiguracj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52:10.931000000</meta:creation-date>
    <dc:date>2018-07-27T14:36:23.791000000</dc:date>
    <meta:editing-duration>PT17H22M7S</meta:editing-duration>
    <meta:editing-cycles>51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21" meta:word-count="175" meta:character-count="1296" meta:non-whitespace-character-count="1141"/>
  </office:meta>
</office:document-meta>
</file>